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336699" draw:textarea-horizontal-align="justify" draw:textarea-vertical-align="middle" draw:auto-grow-height="false"/>
    </style:style>
    <style:style style:name="gr5" style:family="graphic" style:parent-style-name="standard">
      <style:graphic-properties svg:stroke-color="#66cc00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99ff66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style:font-name="Liberation Sans1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181cm" svg:height="2.012cm" svg:x="1cm" svg:y="1.401cm">
            <text:p text:style-name="P1"><text:span text:style-name="T1">Swift cli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8cm" svg:height="2.017cm" svg:x="13.7cm" svg:y="1.057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13.488cm" svg:y="1.242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7.165cm" svg:y="1.454cm">
            <text:p text:style-name="P1"><text:span text:style-name="T1">Swift 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985cm" svg:height="1.377cm" svg:x="5.181cm" svg:y="1.82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985cm" svg:height="1.324cm" svg:x="11.345cm" svg:y="1.82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4" draw:text-style-name="P2" draw:layer="layout" svg:width="2.303cm" svg:height="1.906cm" svg:x="8.038cm" svg:y="4.047cm">
              <text:p text:style-name="P1"><text:span text:style-name="T1">Disk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" draw:text-style-name="P3" draw:layer="layout" svg:width="0.689cm" svg:height="0.953cm" svg:x="8.938cm" svg:y="3.465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  <draw:custom-shape draw:style-name="gr1" draw:text-style-name="P2" draw:layer="layout" svg:width="4.181cm" svg:height="2.012cm" svg:x="13.33cm" svg:y="1.454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5cm" svg:height="0.689cm" svg:x="11.345cm" svg:y="2.11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g>
              <draw:custom-shape draw:style-name="gr1" draw:text-style-name="P4" draw:layer="layout" svg:width="1.773cm" svg:height="1.932cm" svg:x="18.59cm" svg:y="1.237cm">
                <text:p text:style-name="P1"><text:span text:style-name="T2">App</text:span></text:p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4" draw:layer="layout" svg:width="1.773cm" svg:height="1.932cm" svg:x="18.378cm" svg:y="1.348cm">
                <text:p text:style-name="P1"><text:span text:style-name="T2">App</text:span></text:p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" draw:text-style-name="P4" draw:layer="layout" svg:width="1.773cm" svg:height="1.932cm" svg:x="18.14cm" svg:y="1.47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custom-shape draw:style-name="gr4" draw:text-style-name="P2" draw:layer="layout" svg:width="4.605cm" svg:height="1.906cm" svg:x="15.122cm" svg:y="4.047cm">
            <text:p text:style-name="P1"><text:span text:style-name="T1">Disk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0.689cm" svg:height="0.953cm" svg:x="16.028cm" svg:y="3.46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89cm" svg:height="0.953cm" svg:x="18.378cm" svg:y="3.4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001cm" svg:height="0.768cm" svg:x="17.51cm" svg:y="2.06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6:28:57.837928378</meta:creation-date>
    <dc:date>2014-12-05T16:32:10.573717248</dc:date>
    <meta:editing-duration>P0D</meta:editing-duration>
    <meta:editing-cycles>1</meta:editing-cycles>
    <meta:generator>LibreOffice/4.2.6.3$Linux_X86_64 LibreOffice_project/420m0$Build-3</meta:generator>
    <meta:document-statistic meta:object-count="21"/>
  </office:meta>
</office:document-meta>
</file>